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Cantarell Light1" svg:font-family="'Cantarell Light'" style:font-pitch="variable"/>
    <style:font-face style:name="Cantarell Light" svg:font-family="'Cantarell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0b1bee" officeooo:paragraph-rsid="000b1bee" style:font-size-asian="24.5pt" style:font-size-complex="28pt"/>
    </style:style>
    <style:style style:name="P2" style:family="paragraph" style:parent-style-name="Standard">
      <style:paragraph-properties fo:text-align="center" style:justify-single-word="false"/>
      <style:text-properties style:font-name="Cantarell Light1" fo:font-size="28pt" officeooo:rsid="000b1bee" officeooo:paragraph-rsid="000b1bee" style:font-size-asian="24.5pt" style:font-size-complex="28pt"/>
    </style:style>
    <style:style style:name="P3" style:family="paragraph" style:parent-style-name="Standard">
      <style:paragraph-properties fo:text-align="center" style:justify-single-word="false"/>
      <style:text-properties style:font-name="Cantarell Light1" fo:font-size="35pt" officeooo:rsid="000b1bee" officeooo:paragraph-rsid="000b1bee" style:font-size-asian="35pt" style:font-size-complex="35pt"/>
    </style:style>
    <style:style style:name="P4" style:family="paragraph" style:parent-style-name="Standard">
      <style:paragraph-properties fo:text-align="center" style:justify-single-word="false"/>
      <style:text-properties style:font-name="Cantarell Light1" fo:font-size="16pt" officeooo:rsid="000b1bee" officeooo:paragraph-rsid="000b1bee" style:font-size-asian="16pt" style:font-size-complex="16pt"/>
    </style:style>
    <style:style style:name="P5" style:family="paragraph" style:parent-style-name="Standard">
      <style:paragraph-properties fo:text-align="center" style:justify-single-word="false"/>
      <style:text-properties style:font-name="Cantarell Light1" fo:font-size="16pt" style:text-underline-style="none" officeooo:rsid="0022505c" officeooo:paragraph-rsid="0022505c" style:font-size-asian="16pt" style:font-size-complex="16pt"/>
    </style:style>
    <style:style style:name="P6" style:family="paragraph" style:parent-style-name="Standard">
      <style:paragraph-properties fo:text-align="center" style:justify-single-word="false"/>
      <style:text-properties style:font-name="Cantarell Light1" fo:font-size="18pt" style:text-underline-style="none" officeooo:rsid="000b1bee" officeooo:paragraph-rsid="000b1bee" style:font-size-asian="18pt" style:font-size-complex="18pt"/>
    </style:style>
    <style:style style:name="P7" style:family="paragraph" style:parent-style-name="Preformatted_20_Text">
      <style:text-properties style:font-name="Liberation Mono" fo:font-size="13pt" officeooo:rsid="00917422" officeooo:paragraph-rsid="009fd55a" style:font-size-asian="13pt" style:font-size-complex="13pt"/>
    </style:style>
    <style:style style:name="P8" style:family="paragraph" style:parent-style-name="Preformatted_20_Text">
      <style:text-properties style:font-name="Cantarell Light" fo:font-size="16pt" officeooo:rsid="00a1dd63" officeooo:paragraph-rsid="00a1dd63" style:font-size-asian="16pt" style:font-size-complex="16pt"/>
    </style:style>
    <style:style style:name="P9" style:family="paragraph" style:parent-style-name="Preformatted_20_Text">
      <style:text-properties style:font-name="Cantarell Light" fo:font-size="12pt" officeooo:rsid="00d88f06" officeooo:paragraph-rsid="00d88f06" style:font-name-asian="Liberation Mono" style:font-size-asian="12pt" style:font-name-complex="Liberation Mono" style:font-size-complex="12pt"/>
    </style:style>
    <style:style style:name="P10" style:family="paragraph" style:parent-style-name="Preformatted_20_Text">
      <style:text-properties style:font-name="Cantarell Light" fo:font-size="12pt" officeooo:rsid="00da5b19" officeooo:paragraph-rsid="00da5b19" style:font-name-asian="Liberation Mono" style:font-size-asian="12pt" style:font-name-complex="Liberation Mono" style:font-size-complex="12pt"/>
    </style:style>
    <style:style style:name="P11" style:family="paragraph" style:parent-style-name="Preformatted_20_Text">
      <style:text-properties style:font-name="Cantarell Light" fo:font-size="12pt" officeooo:rsid="00e514ac" officeooo:paragraph-rsid="00e514ac" style:font-name-asian="Liberation Mono" style:font-size-asian="12pt" style:font-name-complex="Liberation Mono" style:font-size-complex="12pt"/>
    </style:style>
    <style:style style:name="P12" style:family="paragraph" style:parent-style-name="Standard">
      <style:paragraph-properties fo:text-align="center" style:justify-single-word="false"/>
      <style:text-properties style:font-name="Cantarell Light1" fo:font-size="18pt" style:text-underline-style="none" officeooo:rsid="00a05e01" officeooo:paragraph-rsid="00a05e01" style:font-size-asian="18pt" style:font-size-complex="18pt"/>
    </style:style>
    <style:style style:name="P13" style:family="paragraph" style:parent-style-name="Standard">
      <style:paragraph-properties fo:text-align="center" style:justify-single-word="false"/>
      <style:text-properties style:font-name="Cantarell Light1" fo:font-size="18pt" style:text-underline-style="none" officeooo:rsid="00bff824" officeooo:paragraph-rsid="00bff824" style:font-size-asian="18pt" style:font-size-complex="18pt"/>
    </style:style>
    <style:style style:name="P14" style:family="paragraph" style:parent-style-name="Standard">
      <style:paragraph-properties fo:text-align="center" style:justify-single-word="false"/>
      <style:text-properties style:font-name="Cantarell Light1" fo:font-size="12pt" style:text-underline-style="none" officeooo:rsid="000d48cf" officeooo:paragraph-rsid="00a05e01" style:font-size-asian="12pt" style:font-size-complex="12pt"/>
    </style:style>
    <style:style style:name="P15" style:family="paragraph" style:parent-style-name="Standard">
      <style:paragraph-properties fo:text-align="start" style:justify-single-word="false"/>
      <style:text-properties style:font-name="Cantarell Light1" fo:font-size="12pt" style:text-underline-style="none" officeooo:rsid="0022505c" officeooo:paragraph-rsid="00bff824" style:font-size-asian="12pt" style:font-size-complex="12pt"/>
    </style:style>
    <style:style style:name="P16" style:family="paragraph" style:parent-style-name="Standard">
      <style:paragraph-properties fo:text-align="start" style:justify-single-word="false"/>
      <style:text-properties style:font-name="Cantarell Light1" fo:font-size="12pt" style:text-underline-style="none" officeooo:rsid="00c1b5e4" officeooo:paragraph-rsid="00c1b5e4" style:font-size-asian="12pt" style:font-size-complex="12pt"/>
    </style:style>
    <style:style style:name="P17" style:family="paragraph" style:parent-style-name="Standard">
      <style:paragraph-properties fo:text-align="start" style:justify-single-word="false"/>
      <style:text-properties style:font-name="Cantarell Light1" fo:font-size="12pt" style:text-underline-style="none" officeooo:rsid="00c415f6" officeooo:paragraph-rsid="00c415f6" style:font-size-asian="12pt" style:font-size-complex="12pt"/>
    </style:style>
    <style:style style:name="P18" style:family="paragraph" style:parent-style-name="Standard">
      <style:paragraph-properties fo:text-align="start" style:justify-single-word="false"/>
      <style:text-properties style:font-name="Cantarell Light1" fo:font-size="12pt" style:text-underline-style="none" officeooo:rsid="00cd6ba5" officeooo:paragraph-rsid="00cd6ba5" style:font-size-asian="12pt" style:font-size-complex="12pt"/>
    </style:style>
    <style:style style:name="P19" style:family="paragraph" style:parent-style-name="Standard">
      <style:paragraph-properties fo:text-align="start" style:justify-single-word="false"/>
      <style:text-properties style:font-name="Cantarell Light1" fo:font-size="12pt" style:text-underline-style="none" officeooo:rsid="00cee1bf" officeooo:paragraph-rsid="00cee1bf" style:font-size-asian="12pt" style:font-size-complex="12pt"/>
    </style:style>
    <style:style style:name="P20" style:family="paragraph" style:parent-style-name="Standard">
      <style:paragraph-properties fo:text-align="start" style:justify-single-word="false"/>
      <style:text-properties style:font-name="Cantarell Light1" fo:font-size="12pt" style:text-underline-style="none" officeooo:rsid="00d40d03" officeooo:paragraph-rsid="00d40d03" style:font-size-asian="12pt" style:font-size-complex="12pt"/>
    </style:style>
    <style:style style:name="P21" style:family="paragraph" style:parent-style-name="Standard">
      <style:paragraph-properties fo:text-align="start" style:justify-single-word="false"/>
      <style:text-properties style:font-name="Cantarell Light1" fo:font-size="12pt" style:text-underline-style="none" officeooo:rsid="00d4dd19" officeooo:paragraph-rsid="00d4dd19" style:font-size-asian="12pt" style:font-size-complex="12pt"/>
    </style:style>
    <style:style style:name="P22" style:family="paragraph" style:parent-style-name="Standard">
      <style:paragraph-properties fo:text-align="start" style:justify-single-word="false"/>
      <style:text-properties style:font-name="Cantarell Light1" fo:font-size="16pt" style:text-underline-style="none" officeooo:rsid="0022505c" officeooo:paragraph-rsid="0022505c" style:font-size-asian="16pt" style:font-size-complex="16pt"/>
    </style:style>
    <style:style style:name="P23" style:family="paragraph" style:parent-style-name="Standard">
      <style:paragraph-properties fo:text-align="start" style:justify-single-word="false"/>
      <style:text-properties style:font-name="Cantarell Light1" fo:font-size="16pt" style:text-underline-style="none" officeooo:rsid="0022505c" officeooo:paragraph-rsid="00c415f6" style:font-size-asian="16pt" style:font-size-complex="16pt"/>
    </style:style>
    <style:style style:name="P24" style:family="paragraph" style:parent-style-name="Standard">
      <style:paragraph-properties fo:text-align="start" style:justify-single-word="false"/>
      <style:text-properties style:font-name="Liberation Mono" fo:font-size="13pt" officeooo:rsid="00917422" officeooo:paragraph-rsid="005514d7" style:font-size-asian="13pt" style:font-size-complex="13pt"/>
    </style:style>
    <style:style style:name="T1" style:family="text">
      <style:text-properties officeooo:rsid="00bff824"/>
    </style:style>
    <style:style style:name="T2" style:family="text">
      <style:text-properties officeooo:rsid="00c1b5e4"/>
    </style:style>
    <style:style style:name="T3" style:family="text">
      <style:text-properties officeooo:rsid="00c2cd98"/>
    </style:style>
    <style:style style:name="T4" style:family="text">
      <style:text-properties officeooo:rsid="00c4fd34"/>
    </style:style>
    <style:style style:name="T5" style:family="text">
      <style:text-properties officeooo:rsid="00c638fd"/>
    </style:style>
    <style:style style:name="T6" style:family="text">
      <style:text-properties officeooo:rsid="00c7e5c3"/>
    </style:style>
    <style:style style:name="T7" style:family="text">
      <style:text-properties officeooo:rsid="00c99aae"/>
    </style:style>
    <style:style style:name="T8" style:family="text">
      <style:text-properties officeooo:rsid="00d10091"/>
    </style:style>
    <style:style style:name="T9" style:family="text">
      <style:text-properties officeooo:rsid="00d67670"/>
    </style:style>
    <style:style style:name="T10" style:family="text">
      <style:text-properties officeooo:rsid="00da5b19"/>
    </style:style>
    <style:style style:name="T11" style:family="text">
      <style:text-properties officeooo:rsid="00dab850"/>
    </style:style>
    <style:style style:name="T12" style:family="text">
      <style:text-properties officeooo:rsid="00dcb210"/>
    </style:style>
    <style:style style:name="T13" style:family="text">
      <style:text-properties officeooo:rsid="00df1344"/>
    </style:style>
    <style:style style:name="T14" style:family="text">
      <style:text-properties officeooo:rsid="00e0a972"/>
    </style:style>
    <style:style style:name="T15" style:family="text">
      <style:text-properties officeooo:rsid="00e3f78b"/>
    </style:style>
    <style:style style:name="T16" style:family="text">
      <style:text-properties officeooo:rsid="00e5a815"/>
    </style:style>
    <style:style style:name="T17" style:family="text">
      <style:text-properties officeooo:rsid="00e6f9eb"/>
    </style:style>
    <style:style style:name="T18" style:family="text">
      <style:text-properties officeooo:rsid="00e6fe62"/>
    </style:style>
    <style:style style:name="T19" style:family="text">
      <style:text-properties officeooo:rsid="00e86023"/>
    </style:style>
    <style:style style:name="T20" style:family="text">
      <style:text-properties officeooo:rsid="00ea2f68"/>
    </style:style>
    <style:style style:name="T21" style:family="text">
      <style:text-properties officeooo:rsid="00ea34f1"/>
    </style:style>
    <style:style style:name="T22" style:family="text">
      <style:text-properties officeooo:rsid="00ea83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
      <text:p text:style-name="P3">Documentation</text:p>
      <text:p text:style-name="P4">du projet de fin de semestre </text:p>
      <text:p text:style-name="P4"/>
      <text:p text:style-name="P4"/>
      <text:p text:style-name="P4"/>
      <text:p text:style-name="P6"><text:span text:style-name="T1">Compilation</text:span> 202<text:span text:style-name="T1">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DU Wenke </text:p>
      <text:p text:style-name="P12"><text:span text:style-name="T1">MURATI</text:span> Vidan </text:p>
      <text:p text:style-name="P14"><text:soft-page-break/></text:p>
      <text:p text:style-name="P5"/>
      <text:p text:style-name="P22">Difficultés</text:p>
      <text:p text:style-name="P15">Une des grandes difficulté de ce projet a été <text:span text:style-name="T1">de comprendre comment implementer les différentes structures de données nécessaires à la compilation d’un programme.</text:span></text:p>
      <text:p text:style-name="P15"><text:span text:style-name="T1">Savoir par exemple par quoi se traduis la construction d’un arbre abstrait dans notre code, ou encore l’implémentation d’une table des symboles mais surtout quels mechanismes interviennent lors de la traduction en code intermédiaire.</text:span></text:p>
      <text:p text:style-name="P15"/>
      <text:p text:style-name="P18">Sur la table des symboles,</text:p>
      <text:p text:style-name="P18">La plus grosse difficulté à été de gérer le <text:span text:style-name="T8">stockage des</text:span> variables locales.</text:p>
      <text:p text:style-name="P18"/>
      <text:p text:style-name="P19">Sur l’arbre abstrait,</text:p>
      <text:p text:style-name="P19">Il a tout d’abord fallu comprendre que sa construction se faisait directement dans le programme bison, et ensuite décider des nœuds importants pour la traduction en code intermédiaire.</text:p>
      <text:p text:style-name="P15"><text:line-break/><text:span text:style-name="T2">Sur le code intermédiaire,</text:span></text:p>
      <text:p text:style-name="P16">La traduction en code NASM à été notre plus grande difficulté.</text:p>
      <text:p text:style-name="P16">Une compréhension trop partielle de la pile ne nous à <text:span text:style-name="T3">malheureusement</text:span> pas permis de terminer le projet.</text:p>
      <text:p text:style-name="P16"/>
      <text:p text:style-name="P23">Choix</text:p>
      <text:p text:style-name="P17">Nous avons fait l’impasse sur une certaine partie de la traduction de notre code en nasm,</text:p>
      <text:p text:style-name="P17">faute de temps et de compréhension. Mais nous avons malgré tout eu le temps d’intégrer <text:span text:style-name="T4">les assignations et déclaration de variables locales et globales, </text:span><text:span text:style-name="T6">les opérateurs de </text:span><text:span text:style-name="T5">calculs, l’instruction print</text:span> <text:span text:style-name="T7">et </text:span>les contrôles de types.</text:p>
      <text:p text:style-name="P18">L’arbre abstrait et la table des symboles, sont eux, complets.</text:p>
      <text:p text:style-name="P20">Nous avons définie les différentes tables de symboles en fonction de leur scope.</text:p>
      <text:p text:style-name="P21">On instancie une nouvelle table à l’entrée d’une fonction, <text:span text:style-name="T9">et</text:span> on <text:span text:style-name="T9">la</text:span> supprime à la sortie.</text:p>
      <text:p text:style-name="P24"/>
      <text:p text:style-name="P7"/>
      <text:p text:style-name="P8">Conclusion</text:p>
      <text:p text:style-name="P9">Ce projet nous a permis la compréhension de nombreux méchanismes <text:span text:style-name="T10">sur lesquels reposent la plupart de nos programmes.</text:span></text:p>
      <text:p text:style-name="P10"><text:span text:style-name="T11">Que ce soit </text:span>la décomposition d’instructions en un arbre abstrait, ou encore la <text:span text:style-name="T11">gestion de la mémoire lors de la traduction de ces instructions en langage machine, ce projet nous a vraiment permis d’élargir notre compréhension du domaine informatique. </text:span><text:span text:style-name="T12">En enlevant le voile devant les </text:span><text:span text:style-name="T13">méchanismes moins évident</text:span><text:span text:style-name="T14">s </text:span><text:span text:style-name="T15">( Gestion de la pile / Registres ).</text:span></text:p>
      <text:p text:style-name="P11">Même si nous n’avons malheureusement pas eu le temps de finaliser le projet, nous avons <text:span text:style-name="T17">quand même </text:span>pu <text:span text:style-name="T20">observer</text:span> <text:span text:style-name="T18">les </text:span><text:span text:style-name="T19">différentes</text:span> <text:span text:style-name="T19">difficultés</text:span><text:span text:style-name="T16"> </text:span><text:span text:style-name="T20">qu’implique la mise en place d’un langage </text:span><text:span text:style-name="T21">qui simplifie l’écriture de programme</text:span><text:span text:style-name="T22">s</text:span><text:span text:style-name="T21"> informatiqu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Cantarell Light1" svg:font-family="'Cantarell Light'" style:font-pitch="variable"/>
    <style:font-face style:name="Cantarell Light" svg:font-family="'Cantarell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5:52:40.951279324</meta:creation-date>
    <dc:date>2021-06-06T19:48:44.705287221</dc:date>
    <meta:editing-duration>PT3H54M6S</meta:editing-duration>
    <meta:editing-cycles>182</meta:editing-cycles>
    <meta:generator>LibreOffice/7.1.3.2$Linux_X86_64 LibreOffice_project/10$Build-2</meta:generator>
    <meta:document-statistic meta:table-count="0" meta:image-count="0" meta:object-count="0" meta:page-count="2" meta:paragraph-count="25" meta:word-count="354" meta:character-count="2239" meta:non-whitespace-character-count="1906"/>
  </office:meta>
</office:document-meta>
</file>